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lack-Lato" svg:font-family="Slack-Lato, appleLogo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0583in" table:align="left" fo:background-color="#ffffff">
        <style:background-image/>
      </style:table-properties>
    </style:style>
    <style:style style:name="Table1.A" style:family="table-column">
      <style:table-column-properties style:column-width="2.0583in"/>
    </style:style>
    <style:style style:name="Table1.A1" style:family="table-cell">
      <style:table-cell-properties style:vertical-align="middle" fo:background-color="#f7fcfe" fo:padding="0in" fo:border="none">
        <style:background-image/>
      </style:table-cell-properties>
    </style:style>
    <style:style style:name="P1" style:family="paragraph" style:parent-style-name="Standard">
      <style:text-properties fo:color="#1d1c1d" officeooo:paragraph-rsid="0016629d"/>
    </style:style>
    <style:style style:name="P2" style:family="paragraph" style:parent-style-name="Standard">
      <style:text-properties fo:font-size="11.25pt" officeooo:paragraph-rsid="0016629d"/>
    </style:style>
    <style:style style:name="P3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47d44" officeooo:paragraph-rsid="00147d44"/>
    </style:style>
    <style:style style:name="P4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6629d" officeooo:paragraph-rsid="0016629d"/>
    </style:style>
    <style:style style:name="T1" style:family="text">
      <style:text-properties fo:font-variant="normal" fo:text-transform="none" fo:color="#1d1c1d" style:font-name="Slack-Lato" fo:letter-spacing="normal" fo:font-style="normal" fo:font-weight="normal" officeooo:rsid="0016629d"/>
    </style:style>
    <style:style style:name="T2" style:family="text">
      <style:text-properties fo:font-variant="normal" fo:text-transform="none" style:font-name="Slack-Lato" fo:font-size="11.25pt" fo:letter-spacing="normal" fo:font-style="normal" fo:font-weight="normal" officeooo:rsid="0016629d"/>
    </style:style>
    <style:style style:name="T3" style:family="text">
      <style:text-properties fo:color="#000000" style:font-name="inherit" fo:font-size="10.5pt" fo:font-weight="bold"/>
    </style:style>
    <style:style style:name="T4" style:family="text">
      <style:text-properties fo:color="#d4d4d4" fo:background-color="#1e1e1e" loext:char-shading-value="0"/>
    </style:style>
    <style:style style:name="T5" style:family="text">
      <style:text-properties fo:color="#d4d4d4" style:font-name="Droid Sans Mono" fo:font-size="10.5pt" fo:font-weight="normal" fo:background-color="#1e1e1e" loext:char-shading-value="0"/>
    </style:style>
    <style:style style:name="T6" style:family="text">
      <style:text-properties fo:color="#569cd6" style:font-name="Droid Sans Mono" fo:font-size="10.5pt" fo:font-weight="normal" fo:background-color="#1e1e1e" loext:char-shading-value="0"/>
    </style:style>
    <style:style style:name="T7" style:family="text">
      <style:text-properties fo:color="#dcdcaa" style:font-name="Droid Sans Mono" fo:font-size="10.5pt" fo:font-weight="normal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unction language_selector_flags(){<text:line-break/>   $languages = icl_get_languages('skip_missing=0&amp;orderby=code');<text:line-break/>   if(!empty($languages)){<text:line-break/>       echo'&lt;div class="dropdown-pane" data-position="top" data-alignment="center" id="lang-dropdown" data-dropdown data-hover="true" data-hover-pane="true"&gt;&lt;ul&gt;';<text:line-break/>       foreach($languages as $l){<text:line-break/>           echo '&lt;li&gt;';<text:line-break/>               if(!$l['active']) echo '&lt;a class="notactive_lang" href="'.$l['url'].'"&gt;';<text:line-break/>               echo '&lt;img src="'.$l['country_flag_url'].'" height="12" alt="'.$l['language_code'].'" width="18" /&gt;';<text:line-break/>               if(!$l['active']) echo '&lt;/a&gt;';<text:line-break/>           echo '&lt;/li&gt;';<text:line-break/>       }<text:line-break/>       echo'&lt;/ul&gt;&lt;/div&gt;';<text:line-break/>   }<text:line-break/>}</text:p>
      <text:p text:style-name="P3"/>
      <text:p text:style-name="P3"/>
      <text:p text:style-name="P3"/>
      <text:p text:style-name="P2"><text:span text:style-name="T1">cần có plugin </text:span><text:bookmark text:name="the-list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Strong_20_Emphasis"><text:span text:style-name="T3"><text:line-break/>WPML Multilingual CMS</text:span></text:span></text:p>
          </table:table-cell>
        </table:table-row>
      </table:table>
      <text:p text:style-name="P4"/>
      <text:p text:style-name="P4">mới có thể sử dụng được function trên.</text:p>
      <text:p text:style-name="P4"/>
      <text:p text:style-name="P1"><text:span text:style-name="T2">cách sử dụng chỉ cần gọi </text:span><text:span text:style-name="T4">     </text:span><text:span text:style-name="T6">&lt;?php</text:span><text:span text:style-name="T5"> </text:span><text:span text:style-name="T7">language_selector_flags</text:span><text:span text:style-name="T5">();</text:span><text:span text:style-name="T6">?&gt;</text:span></text:p>
      <text:p text:style-name="P4">vào vị trí muốn đặt ở 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lack-Lato" svg:font-family="Slack-Lato, appleLogo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33:29.413883420</meta:creation-date>
    <dc:date>2019-10-20T23:25:28.286069421</dc:date>
    <meta:editing-duration>PT7M7S</meta:editing-duration>
    <meta:editing-cycles>4</meta:editing-cycles>
    <meta:generator>LibreOffice/6.2.7.1$Linux_X86_64 LibreOffice_project/20$Build-1</meta:generator>
    <meta:document-statistic meta:table-count="1" meta:image-count="0" meta:object-count="0" meta:page-count="1" meta:paragraph-count="6" meta:word-count="69" meta:character-count="833" meta:non-whitespace-character-count="659"/>
  </office:meta>
</office:document-meta>
</file>